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24249" officeooo:paragraph-rsid="00024249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04271d"/>
    </style:style>
    <style:style style:name="P4" style:family="paragraph" style:parent-style-name="Text_20_body" style:list-style-name="L1">
      <style:text-properties officeooo:paragraph-rsid="00060e3d"/>
    </style:style>
    <style:style style:name="P5" style:family="paragraph" style:parent-style-name="Text_20_body">
      <style:text-properties officeooo:paragraph-rsid="0004271d"/>
    </style:style>
    <style:style style:name="P6" style:family="paragraph" style:parent-style-name="Text_20_body" style:list-style-name="L2">
      <style:text-properties officeooo:paragraph-rsid="0004271d"/>
    </style:style>
    <style:style style:name="P7" style:family="paragraph" style:parent-style-name="Text_20_body" style:list-style-name="L3">
      <style:text-properties officeooo:paragraph-rsid="00060e3d"/>
    </style:style>
    <style:style style:name="T1" style:family="text">
      <style:text-properties officeooo:rsid="00024249"/>
    </style:style>
    <style:style style:name="T2" style:family="text">
      <style:text-properties officeooo:rsid="00060e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使用方法</text:p>
      <text:p text:style-name="Standard"/>
      <text:h text:style-name="Heading_20_1" text:outline-level="1">接线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I<text:span text:style-name="T1">0.0</text:span></text:p>
          </table:table-cell>
          <table:table-cell table:style-name="Table1.A1" office:value-type="string">
            <text:p text:style-name="P1">钢坯编码器输入时钟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I0.1</text:p>
          </table:table-cell>
          <table:table-cell table:style-name="Table1.A2" office:value-type="string">
            <text:p text:style-name="P1">钢坯热金属检测器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0.<text:span text:style-name="T1">2</text:span></text:p>
          </table:table-cell>
          <table:table-cell table:style-name="Table1.A2" office:value-type="string">
            <text:p text:style-name="Table_20_Contents">K1电机工作状态监测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I0.3</text:p>
          </table:table-cell>
          <table:table-cell table:style-name="Table1.A2" office:value-type="string">
            <text:p text:style-name="P1">K1液压马达编码器时钟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0.4</text:p>
          </table:table-cell>
          <table:table-cell table:style-name="Table1.A2" office:value-type="string">
            <text:p text:style-name="Table_20_Contents">K1液压马达编码器方向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0.5</text:p>
          </table:table-cell>
          <table:table-cell table:style-name="Table1.A2" office:value-type="string">
            <text:p text:style-name="Table_20_Contents">没有使用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0.6</text:p>
          </table:table-cell>
          <table:table-cell table:style-name="Table1.A2" office:value-type="string">
            <text:p text:style-name="Table_20_Contents">成品钢编码器输入时钟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0.7</text:p>
          </table:table-cell>
          <table:table-cell table:style-name="Table1.A2" office:value-type="string">
            <text:p text:style-name="Table_20_Contents">成品钢金属检测器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1.<text:span text:style-name="T1">0</text:span></text:p>
          </table:table-cell>
          <table:table-cell table:style-name="Table1.A2" office:value-type="string">
            <text:p text:style-name="Table_20_Contents">行程开关，最低端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<text:span text:style-name="T1">1.1</text:span></text:p>
          </table:table-cell>
          <table:table-cell table:style-name="Table1.A2" office:value-type="string">
            <text:p text:style-name="Table_20_Contents">行程开关，最高端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<text:span text:style-name="T1">1.2</text:span></text:p>
          </table:table-cell>
          <table:table-cell table:style-name="Table1.A2" office:value-type="string">
            <text:p text:style-name="Table_20_Contents">K<text:span text:style-name="T1">1液压马达脱机控制</text:span></text:p>
          </table:table-cell>
          <table:table-cell table:style-name="Table1.C2" office:value-type="string">
            <text:p text:style-name="Table_20_Contents">初始化的时候如果启动这个开关PLC不会进入工作状态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Q<text:span text:style-name="T1">1.0</text:span></text:p>
          </table:table-cell>
          <table:table-cell table:style-name="Table1.A2" office:value-type="string">
            <text:p text:style-name="Table_20_Contents">液压马达，向下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Q<text:span text:style-name="T1">1.1</text:span></text:p>
          </table:table-cell>
          <table:table-cell table:style-name="Table1.A2" office:value-type="string">
            <text:p text:style-name="Table_20_Contents">液压马达，向上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h text:style-name="Heading_20_1" text:outline-level="1">使用方法</text:h>
      <text:h text:style-name="Heading_20_2" text:outline-level="2"/>
      <text:p text:style-name="Text_20_body">主流程</text:p>
      <text:list xml:id="list1069354631" text:style-name="L1">
        <text:list-item>
          <text:p text:style-name="P3">PLC上电</text:p>
        </text:list-item>
        <text:list-item>
          <text:p text:style-name="P3">PLC开始寻找可调节范围，首先向上运动，直到碰到最上方的行程开关I<text:span text:style-name="T1">1.1；</text:span></text:p>
        </text:list-item>
        <text:list-item>
          <text:p text:style-name="P3">PLC转换方向向下， 直到碰到最下方的行程开关I<text:span text:style-name="T1">1.0</text:span></text:p>
        </text:list-item>
        <text:list-item>
          <text:p text:style-name="P2">PLC进入工作状态，等待钢坯信息</text:p>
        </text:list-item>
        <text:list-item>
          <text:p text:style-name="P2">得到钢坯信息后计算期望的辊缝高度</text:p>
        </text:list-item>
        <text:list-item>
          <text:p text:style-name="P3">使用Q<text:span text:style-name="T1">1.0，Q1.1控制液压马达走到指定位置，PLC通过I0.3，I0.4检测是否抵达指定位置。抵达指定位置后，进入轧钢状态</text:span></text:p>
        </text:list-item>
        <text:list-item>
          <text:p text:style-name="P4"><text:soft-page-break/>当检测到K<text:span text:style-name="T2">1电机工作过工作且收集到了成品钢，则完成当前本轮操作，重新从4（等待钢坯信息），开始工作</text:span></text:p>
        </text:list-item>
      </text:list>
      <text:p text:style-name="Text_20_body"/>
      <text:p text:style-name="Text_20_body"/>
      <text:p text:style-name="P5">采集钢坯信息</text:p>
      <text:list xml:id="list3119042429" text:style-name="L2">
        <text:list-item>
          <text:p text:style-name="P6">当钢坯的热金属检测器检测到物体，则开始计数</text:p>
        </text:list-item>
        <text:list-item>
          <text:p text:style-name="P6">当钢坯的热金属检测器丢失检测到的物体后，统计计数值</text:p>
        </text:list-item>
        <text:list-item>
          <text:p text:style-name="P6">如果计数值是一个合理的长度，则保存下来，拱主流程使用，否则直接丢掉</text:p>
        </text:list-item>
      </text:list>
      <text:p text:style-name="P5"/>
      <text:p text:style-name="P5">采集成品钢信息流程</text:p>
      <text:list xml:id="list2414079064" text:style-name="L3">
        <text:list-item>
          <text:p text:style-name="P7">当成品钢的热金属检测器检测到物体，则开始计数</text:p>
        </text:list-item>
        <text:list-item>
          <text:p text:style-name="P7">当成品钢的热金属检测器丢失检测到的物体后，统计计数值</text:p>
        </text:list-item>
        <text:list-item>
          <text:p text:style-name="P7">如果计数值是一个合理的长度，则保存下来，拱主流程使用，否则直接丢掉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20:13:46.380690112</meta:creation-date>
    <dc:date>2019-04-18T20:38:45.604022849</dc:date>
    <meta:editing-duration>PT13M38S</meta:editing-duration>
    <meta:editing-cycles>2</meta:editing-cycles>
    <meta:generator>LibreOffice_Vanilla/6.2.1.3$MacOSX_X86_64 LibreOffice_project/e485074f4984fbc86184b6aa3aba3228d0150755</meta:generator>
    <meta:document-statistic meta:table-count="1" meta:image-count="0" meta:object-count="0" meta:page-count="2" meta:paragraph-count="46" meta:word-count="527" meta:character-count="615" meta:non-whitespace-character-count="614"/>
  </office:meta>
</office:document-meta>
</file>